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subtitle" style:list-style-name="L3">
      <style:graphic-properties draw:fill-color="#ffffff" fo:min-height="13.609cm"/>
    </style:style>
    <style:style style:name="P1" style:family="paragraph">
      <style:text-properties fo:font-family="LithographLight" style:font-pitch="variable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family="'Serafettin Cartoon Condensed'" style:font-pitch="variable"/>
    </style:style>
    <style:style style:name="P4" style:family="paragraph">
      <style:paragraph-properties fo:text-align="justify"/>
      <style:text-properties fo:font-family="'Serafettin Cartoon Condensed'" style:font-pitch="variable" fo:font-size="24pt" style:font-size-asian="24pt" style:font-size-complex="24pt"/>
    </style:style>
    <style:style style:name="P5" style:family="paragraph">
      <style:paragraph-properties fo:text-align="justify"/>
      <style:text-properties fo:font-family="'Serafettin Cartoon Condensed'" style:font-pitch="variable" fo:font-size="28pt" style:font-size-asian="28pt" style:font-size-complex="28pt"/>
    </style:style>
    <style:style style:name="P6" style:family="paragraph">
      <style:paragraph-properties fo:text-align="justify"/>
      <style:text-properties fo:font-family="'Serafettin Cartoon Condensed'" style:font-pitch="variable"/>
    </style:style>
    <style:style style:name="P7" style:family="paragraph">
      <style:paragraph-properties fo:text-align="justify"/>
      <style:text-properties fo:font-family="'DejaVu Sans'" style:font-family-generic="swiss" style:font-pitch="variable"/>
    </style:style>
    <style:style style:name="T1" style:family="text">
      <style:text-properties fo:font-family="LithographLight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LithographLight" style:font-pitch="variable"/>
    </style:style>
    <style:style style:name="T3" style:family="text">
      <style:text-properties fo:font-family="LithographLight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Serafettin Cartoon Condensed'" style:font-pitch="variable"/>
    </style:style>
    <style:style style:name="T5" style:family="text">
      <style:text-properties fo:font-family="'Serafettin Cartoon Condensed'" style:font-pitch="variable" fo:font-size="24pt" style:font-size-asian="24pt" style:font-size-complex="24pt"/>
    </style:style>
    <style:style style:name="T6" style:family="text">
      <style:text-properties fo:font-family="'Serafettin Cartoon Condensed'" style:font-pitch="variable" fo:font-size="28pt" style:font-size-asian="28pt" style:font-size-complex="28pt"/>
    </style:style>
    <style:style style:name="T7" style:family="text">
      <style:text-properties fo:font-family="AquaBase" style:font-pitch="variable"/>
    </style:style>
    <style:style style:name="T8" style:family="text">
      <style:text-properties fo:font-family="'Serafettin Cartoon Condensed'" style:font-pitch="variable"/>
    </style:style>
    <style:style style:name="T9" style:family="text">
      <style:text-properties fo:font-family="'DejaVu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8.708cm" svg:x="1.471cm" svg:y="5.53cm" presentation:class="title" presentation:user-transformed="true">
          <draw:text-box>
            <text:p><text:span text:style-name="T1">Bio-Medical Text Mining </text:span><text:span text:style-name="T1"><text:line-break/></text:span><text:span text:style-name="T1">with </text:span><text:span text:style-name="T1"><text:line-break/></text:span><text:span text:style-name="T1">Python</text:span><text:span text:style-name="T2"><text:line-break/></text:span><text:span text:style-name="T2"><text:line-break/></text:span><text:span text:style-name="T2"><text:line-break/></text:span><text:span text:style-name="T3">Jaganadh G</text:span><text:span text:style-name="T3"><text:line-break/></text:span><text:span text:style-name="T3">Carlos Rodriguez-Penag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alk outline</text:p>
          </draw:text-box>
        </draw:frame>
        <draw:frame presentation:style-name="pr3" draw:text-style-name="P3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2"><text:span text:style-name="T4">Introduction</text:span></text:p>
              </text:list-item>
              <text:list-item>
                <text:p text:style-name="P2"><text:span text:style-name="T4">Python and Bio-informatics</text:span></text:p>
              </text:list-item>
              <text:list-item>
                <text:p text:style-name="P2"><text:span text:style-name="T4">Text Mining Experiments with Python</text:span></text:p>
                <text:list>
                  <text:list-item>
                    <text:p text:style-name="P2"><text:span text:style-name="T4">Bioreader</text:span></text:p>
                  </text:list-item>
                  <text:list-item>
                    <text:p text:style-name="P2"><text:span text:style-name="T4">NCBI NLP Services Python API</text:span></text:p>
                  </text:list-item>
                </text:list>
              </text:list-item>
              <text:list-item>
                <text:p text:style-name="P2"><text:span text:style-name="T4"><text:s/></text:span><text:span text:style-name="T4">Simple play with Medical ontology</text:span></text:p>
              </text:list-item>
            </text:list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3" draw:text-style-name="P4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2"><text:span text:style-name="T5">BioNLP or Bio Medical Text Mining is a recent research field on the edge of Natural Language Processing, bio-informatics, medical informatics and computational linguistics.</text:span></text:p>
                <text:list>
                  <text:list-item>
                    <text:p text:style-name="P2"><text:span text:style-name="T5">applying text mining techniques to literature in biomedical and molecular biology domain</text:span></text:p>
                  </text:list-item>
                  <text:list-item>
                    <text:p text:style-name="P2"><text:span text:style-name="T5">Major ares of work</text:span></text:p>
                    <text:list>
                      <text:list-item>
                        <text:p text:style-name="P2"><text:span text:style-name="T5">Named Entity Recognition</text:span></text:p>
                      </text:list-item>
                      <text:list-item>
                        <text:p text:style-name="P2"><text:span text:style-name="T5">Information Retrieval and Extraction</text:span></text:p>
                      </text:list-item>
                      <text:list-item>
                        <text:p text:style-name="P2"><text:span text:style-name="T5">Medical ontology processing</text:span></text:p>
                      </text:list-item>
                      <text:list-item>
                        <text:p text:style-name="P2"><text:span text:style-name="T5">Text classification .......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ioreader</text:p>
          </draw:text-box>
        </draw:frame>
        <draw:frame presentation:style-name="pr3" draw:text-style-name="P3" draw:layer="layout" svg:width="25.199cm" svg:height="13.609cm" svg:x="1.27cm" svg:y="2.54cm" presentation:class="subtitle" presentation:user-transformed="true">
          <draw:text-box>
            <text:list text:style-name="L1">
              <text:list-item>
                <text:p text:style-name="P2"><text:span text:style-name="T4">Bioreader is a python library developed by Carlos for teaching bio medical text processing</text:span></text:p>
              </text:list-item>
              <text:list-item>
                <text:p text:style-name="P2"><text:span text:style-name="T4">Submitted to nltk_contrib</text:span></text:p>
              </text:list-item>
              <text:list-item>
                <text:p text:style-name="P2"><text:span text:style-name="T4">Undergoing re-writing and enhancement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ioreader ...</text:p>
          </draw:text-box>
        </draw:frame>
        <draw:frame presentation:style-name="pr3" draw:text-style-name="P3" draw:layer="layout" svg:width="25.199cm" svg:height="13.609cm" svg:x="1.471cm" svg:y="2.901cm" presentation:class="subtitle" presentation:user-transformed="true">
          <draw:text-box>
            <text:list text:style-name="L1">
              <text:list-item>
                <text:p text:style-name="P2"><text:span text:style-name="T4">Bioreader is a module that allows creation of biomedical corpus based on keyword queries or PMID <text:s/>lists</text:span></text:p>
              </text:list-item>
              <text:list-item>
                <text:p text:style-name="P2"><text:span text:style-name="T4">It also parses PUBMED and MEDLINE xml formats.</text:span></text:p>
              </text:list-item>
              <text:list-item>
                <text:p text:style-name="P2"><text:span text:style-name="T4">Can be used to create bio-medical corpus on the fly for different nlp task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ython interface to ncbi-nlp services</text:p>
          </draw:text-box>
        </draw:frame>
        <draw:frame presentation:style-name="pr3" draw:text-style-name="P3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2"><text:span text:style-name="T4">The NCIBI NLP web services provide programmatic access to parsed and tagged text from the National Library of Medicine's (NLM) PubMed literature database. </text:span></text:p>
              </text:list-item>
              <text:list-item>
                <text:p text:style-name="P2"><text:span text:style-name="T4">Java and Perl based tools are available there to access the service</text:span></text:p>
              </text:list-item>
              <text:list-item>
                <text:p text:style-name="P2"><text:span text:style-name="T4">Can access literature with pmid</text:span></text:p>
              </text:list-item>
              <text:list-item>
                <text:p text:style-name="P2"><text:span text:style-name="T4">Provides an XML output </text:span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ython interface to ncbi-nlp services .........</text:p>
          </draw:text-box>
        </draw:frame>
        <draw:frame presentation:style-name="pr3" draw:text-style-name="P3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2"><text:span text:style-name="T4">The interface can be accedes via </text:span><text:span text:style-name="T4"><text:a xlink:href="http://nlp.ncibi.org/">http://nlp.ncibi.org</text:a></text:span></text:p>
                <text:p text:style-name="P2"><text:span text:style-name="T4"/></text:p>
              </text:list-item>
              <text:list-item>
                <text:p text:style-name="P2"><text:span text:style-name="T4">Can be used to extract gene info from annotated biomedical literature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27cm" svg:y="0.554cm" presentation:class="title" presentation:user-transformed="true">
          <draw:text-box>
            <text:p>Demonstration</text:p>
          </draw:text-box>
        </draw:frame>
        <draw:frame presentation:style-name="pr3" draw:text-style-name="P5" draw:layer="layout" svg:width="25.199cm" svg:height="16.105cm" svg:x="1.4cm" svg:y="3.787cm" presentation:class="subtitle" presentation:user-transformed="true">
          <draw:text-box>
            <text:list text:style-name="L1">
              <text:list-item>
                <text:p text:style-name="P2"><text:span text:style-name="T6">Bioreader demonstration</text:span></text:p>
                <text:p text:style-name="P2"><text:span text:style-name="T6">&gt;&gt;&gt; from bioreader import getPmidsByTerm</text:span></text:p>
                <text:p text:style-name="P2"><text:span text:style-name="T6">&gt;&gt;&gt; br = getPmidsByTerm()</text:span></text:p>
                <text:p text:style-name="P2"><text:span text:style-name="T6">&gt;&gt;&gt; term = “blood cancer”</text:span></text:p>
                <text:p text:style-name="P2"><text:span text:style-name="T6">&gt;&gt;&gt; pmids = br.query(term)</text:span></text:p>
                <text:p text:style-name="P2"><text:span text:style-name="T6">&gt;&gt;&gt; from bioreader import CreateXML</text:span></text:p>
                <text:p text:style-name="P2"><text:span text:style-name="T6">&gt;&gt;&gt; xmlc = CreateXML()</text:span></text:p>
                <text:p text:style-name="P2"><text:span text:style-name="T6">&gt;&gt;&gt; xmlc.generateFile("absQAW.xml",list=pmid)</text:span></text:p>
                <text:p text:style-name="P2"><text:span text:style-name="T6">&gt;&gt;&gt; from bioreader import DataContainer</text:span></text:p>
                <text:p text:style-name="P2"><text:span text:style-name="T6">&gt;&gt;&gt; dc = DataContainer("absQAW.xml","pubmed")</text:span></text:p>
                <text:p text:style-name="P2"><text:span text:style-name="T6">&gt;&gt;&gt; dc.search("cancer","title")) # Enhance</text:span></text:p>
                <text:p text:style-name="P2"><text:span text:style-name="T6">&gt;&gt;&gt; dc.key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<text:span text:style-name="T2">NCBI-NLP service + Python demo</text:span></text:p>
              </text:list-header>
            </text:list>
          </draw:text-box>
        </draw:frame>
        <draw:frame presentation:style-name="pr3" draw:text-style-name="P2" draw:layer="layout" svg:width="25.199cm" svg:height="13.609cm" svg:x="1.4cm" svg:y="5.039cm" presentation:class="subtitle">
          <draw:text-box>
            <text:list text:style-name="L1">
              <text:list-header>
                <text:p text:style-name="P2"><text:span text:style-name="T4">&gt;&gt;&gt; from pubmednlp import PubmedNlp</text:span></text:p>
                <text:p text:style-name="P2"><text:span text:style-name="T4">&gt;&gt;&gt; nlp = PubmedNlp()</text:span></text:p>
                <text:p text:style-name="P2"><text:span text:style-name="T4">&gt;&gt;&gt; nlp.getMetaData("17523140")</text:span></text:p>
                <text:p text:style-name="P2"><text:span text:style-name="T4">&gt;&gt;&gt; getAbstract(pmid='17523140')</text:span></text:p>
                <text:p text:style-name="P2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periment with medical ontology</text:p>
          </draw:text-box>
        </draw:frame>
        <draw:frame presentation:style-name="pr3" draw:text-style-name="P3" draw:layer="layout" svg:width="25.199cm" svg:height="13.609cm" svg:x="1.4cm" svg:y="5.039cm" presentation:class="subtitle">
          <draw:text-box>
            <text:p text:style-name="P2"><text:span text:style-name="T4">Used the medline data <text:s/>+ some semantic web programming techniques</text:span></text:p>
            <text:p text:style-name="P2"><text:span text:style-name="T4">&gt;&gt;&gt; from simplegraph import SimpleGraph</text:span></text:p>
            <text:p text:style-name="P2"><text:span text:style-name="T4">&gt;&gt;&gt; graph = SimpleGraph()</text:span></text:p>
            <text:p text:style-name="P2"><text:span text:style-name="T4">&gt;&gt;&gt; graph.load('SRSTRE2')</text:span></text:p>
            <text:p text:style-name="P2"><text:span text:style-name="T4">&gt;&gt;&gt; graph.value(None,"affects","Fish")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uture direction</text:p>
          </draw:text-box>
        </draw:frame>
        <draw:frame presentation:style-name="pr3" draw:text-style-name="P3" draw:layer="layout" svg:width="25.199cm" svg:height="13.609cm" svg:x="1.4cm" svg:y="5.039cm" presentation:class="subtitle">
          <draw:text-box>
            <text:list text:style-name="L1">
              <text:list-item>
                <text:p text:style-name="P2"><text:span text:style-name="T7">Interface to other bio-medical literature based web services</text:span></text:p>
              </text:list-item>
              <text:list-item>
                <text:p text:style-name="P2"><text:span text:style-name="T7">Bio-medical ontology processing with python – Example and demonstration </text:span></text:p>
              </text:list-item>
              <text:list-item>
                <text:p text:style-name="P2"><text:span text:style-name="T7">Mutation identification</text:span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uture</text:p>
          </draw:text-box>
        </draw:frame>
        <draw:frame presentation:style-name="pr6" draw:text-style-name="P6" draw:layer="layout" svg:width="25.199cm" svg:height="13.609cm" svg:x="1.4cm" svg:y="5.039cm" presentation:class="subtitle">
          <draw:text-box>
            <text:list text:style-name="L3">
              <text:list-item>
                <text:p text:style-name="P6"><text:span text:style-name="T8">Enhanced search facility for bioreader</text:span></text:p>
              </text:list-item>
              <text:list-item>
                <text:p text:style-name="P6"><text:span text:style-name="T8">Interface for Parsed MEDLINE data access http://www-tsujii.is.s.u-tokyo.ac.jp/enju-medline/ </text:span></text:p>
              </text:list-item>
              <text:list-item>
                <text:p text:style-name="P6"><text:span text:style-name="T8">Bug fixes :-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ference</text:p>
          </draw:text-box>
        </draw:frame>
        <draw:frame presentation:style-name="pr3" draw:text-style-name="P7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7"><text:span text:style-name="T9">Python for Bioinformatics, Sebastian Basi,CRC Press.</text:span></text:p>
              </text:list-item>
              <text:list-item>
                <text:p text:style-name="P7"><text:span text:style-name="T9">Bioinformatics Programming Using Python, Mitchell L. Model, O'RIELLY</text:span></text:p>
              </text:list-item>
              <text:list-item>
                <text:p text:style-name="P7"><text:span text:style-name="T9">Java for Bioinformatics and Biomedical Applications, Harshavardhan Bal and Johny H,Springe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3" draw:layer="layout" svg:width="25.199cm" svg:height="13.609cm" svg:x="1.4cm" svg:y="5.039cm" presentation:class="subtitle">
          <draw:text-box>
            <text:p>Questions?</text:p>
            <text:p>Suggestions?</text:p>
            <text:p/>
            <text:p>jaganadhg@gmail.com 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Serafettin Cartoon Condensed'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Serafettin Cartoon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Serafettin Cartoon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Serafettin Cartoon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Serafettin Cartoon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Serafettin Cartoon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Serafettin Cartoon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Serafettin Cartoon Condensed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Serafettin Cartoon Condensed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LithographLight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ggu </meta:initial-creator>
    <meta:creation-date>2010-09-01T23:40:56</meta:creation-date>
    <meta:editing-duration>PT08H19M00S</meta:editing-duration>
    <meta:editing-cycles>38</meta:editing-cycles>
    <dc:date>2010-09-24T18:05:14</dc:date>
    <dc:creator>Jaggu </dc:creator>
    <meta:generator>OpenOffice.org/3.2$Linux OpenOffice.org_project/320m12$Build-9483</meta:generator>
    <meta:document-statistic meta:object-count="76"/>
  </office:meta>
</office:document-meta>
</file>